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a240d"/>
    </style:style>
    <style:style style:name="P2" style:family="paragraph" style:parent-style-name="Text_20_body">
      <style:text-properties officeooo:paragraph-rsid="001a240d"/>
    </style:style>
    <style:style style:name="P3" style:family="paragraph" style:parent-style-name="Text_20_body">
      <style:text-properties fo:font-weight="bold" officeooo:paragraph-rsid="001a240d" style:font-weight-asian="bold" style:font-weight-complex="bold"/>
    </style:style>
    <style:style style:name="P4" style:family="paragraph" style:parent-style-name="Heading">
      <style:text-properties officeooo:paragraph-rsid="001a240d"/>
    </style:style>
    <style:style style:name="P5" style:family="paragraph" style:parent-style-name="Heading_20_3">
      <style:text-properties officeooo:paragraph-rsid="001a240d"/>
    </style:style>
    <style:style style:name="T1" style:family="text">
      <style:text-properties officeooo:rsid="00153e25"/>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llum Hazelton</text:p>
      <text:p text:style-name="P2"><text:span text:style-name="Default_20_Paragraph_20_Font"><text:span text:style-name="T2">Classes contributed to:</text:span></text:span> <text:span text:style-name="T1">Clock</text:span></text:p>
      <text:p text:style-name="P2"><text:span text:style-name="Default_20_Paragraph_20_Font"><text:span text:style-name="T2">Subsystems contributed to:</text:span></text:span> GUI</text:p>
      <text:p text:style-name="P2"><text:span text:style-name="Default_20_Paragraph_20_Font"><text:span text:style-name="T2">Tests done:</text:span></text:span> check<text:span text:style-name="T1">ed to see if timer works, then checked to see it displays in GUI</text:span></text:p>
      <text:p text:style-name="P2"/>
      <text:p text:style-name="P2">“Callum Hazelton implemented the <text:span text:style-name="T1">Clock c</text:span>lass. The <text:span text:style-name="T1">clock</text:span> class was part of the GUI subsystem meaning he had to work with other people on the same subsystem, to make sure it linked and worked well. <text:span text:style-name="T1">There weren't many tests that could be made on the class, apart from to check the timer worked, which he did in terminal, and then check to see if it shows up in the GUI. He also helped with coding conventions.</text:span>”</text:p>
      <text:p text:style-name="P2"/>
      <text:h text:style-name="P5" text:outline-level="3">Doxygen Manager – Callum Hazelton</text:h>
      <text:p text:style-name="P1"/>
      <text:p text:style-name="P3">Is implementation properly documented using doxygen?</text:p>
      <text:p text:style-name="P2">All classes have sufficient comments on the cod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8:03:07.561000000</meta:creation-date>
    <dc:date>2014-03-27T18:03:36.142000000</dc:date>
    <meta:editing-duration>P0D</meta:editing-duration>
    <meta:editing-cycles>1</meta:editing-cycles>
    <meta:document-statistic meta:table-count="0" meta:image-count="0" meta:object-count="0" meta:page-count="1" meta:paragraph-count="8" meta:word-count="120" meta:character-count="696" meta:non-whitespace-character-count="583"/>
    <meta:generator>LibreOffice/4.1.3.2$Windows_x86 LibreOffice_project/70feb7d99726f064edab4605a8ab840c50ec57a</meta:generator>
  </office:meta>
</office:document-meta>
</file>